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color="#ff950e" draw:fill="solid" draw:fill-color="#dd481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="solid" draw:fill-color="#ffd320" draw:textarea-horizontal-align="center" draw:textarea-vertical-align="middle" draw:fit-to-size="shrink-to-fit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="solid" draw:fill-color="#ff950e"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="solid" draw:fill-color="#83ca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="solid" draw:fill-color="#eeeeee" draw:textarea-horizontal-align="justify" draw:textarea-vertical-align="middle" draw:auto-grow-height="false" fo:min-height="0cm" fo:min-width="0cm" fo:wrap-option="no-wrap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1" draw:style-name="gr2" draw:text-style-name="P2" svg:width="0.003cm" svg:height="0.265cm" svg:x="0.178cm" svg:y="1.177cm"><text:p/></draw:rect><draw:rect text:anchor-type="paragraph" draw:z-index="0" draw:style-name="gr1" draw:text-style-name="P2" svg:width="5.906cm" svg:height="3.255cm" svg:x="5.075cm" svg:y="-0.053cm"><text:p text:style-name="P1"><text:span text:style-name="T1">:Docker Image name: </text:span></text:p><text:p text:style-name="P2"><text:span text:style-name="T1">logicoyinc/mongodb:v1 </text:span></text:p><text:p text:style-name="P2"/></draw:rect><draw:rect text:anchor-type="paragraph" draw:z-index="2" draw:style-name="gr3" draw:text-style-name="P1" svg:width="9.981cm" svg:height="2.696cm" svg:x="3.179cm" svg:y="11.042cm"><text:p text:style-name="P1"><text:span text:style-name="T1">:Docker Image name: </text:span></text:p><text:p text:style-name="P1"><text:span text:style-name="T1">logicoyinc/gravitee-management-web-ui:v1 </text:span></text:p></draw:rect><draw:custom-shape text:anchor-type="paragraph" draw:z-index="3" draw:style-name="gr4" draw:text-style-name="P1" svg:width="8.762cm" svg:height="4.128cm" svg:x="-1.716cm" svg:y="4.704cm"><text:p text:style-name="P1"><text:span text:style-name="T1">:Docker Image name: </text:span></text:p><text:p text:style-name="P1"><text:span text:style-name="T1">logicoyinc/gravitee-gateway:v1.1</text:span></text:p><draw:enhanced-geometry svg:viewBox="0 0 21600 21600" draw:type="rectangle" draw:enhanced-path="M 0 0 L 21600 0 21600 21600 0 21600 0 0 Z N"/></draw:custom-shape><draw:custom-shape text:anchor-type="paragraph" draw:z-index="4" draw:style-name="gr4" draw:text-style-name="P1" svg:width="9.349cm" svg:height="4.128cm" svg:x="8.691cm" svg:y="4.66cm"><text:p text:style-name="P1"><text:span text:style-name="T1">:Docker Image name: </text:span></text:p><text:p text:style-name="P1"><text:span text:style-name="T1">logicoyinc/gravitee-management-api:v1.1</text:span></text:p><draw:enhanced-geometry svg:viewBox="0 0 21600 21600" draw:type="rectangle" draw:enhanced-path="M 0 0 L 21600 0 21600 21600 0 21600 0 0 Z N"/></draw:custom-shape><draw:custom-shape text:anchor-type="paragraph" draw:z-index="5" draw:style-name="gr5" draw:text-style-name="P1" svg:width="1.53cm" svg:height="1.53cm" svg:x="4.66cm" svg:y="-1.582cm"><text:p text:style-name="P2"><text:span text:style-name="T1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style-name="gr5" draw:text-style-name="P1" svg:width="1.53cm" svg:height="1.53cm" svg:x="-1.893cm" svg:y="3.175cm"><text:p text:style-name="P2"><text:span text:style-name="T1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style-name="gr5" draw:text-style-name="P1" svg:width="1.53cm" svg:height="1.53cm" svg:x="16.863cm" svg:y="3.131cm"><text:p text:style-name="P2"><text:span text:style-name="T1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style-name="gr5" draw:text-style-name="P1" svg:width="1.53cm" svg:height="1.53cm" svg:x="2.868cm" svg:y="9.513cm"><text:p text:style-name="P2"><text:span text:style-name="T1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style-name="gr6" draw:text-style-name="P2" svg:width="8.203cm" svg:height="1.527cm" svg:x="10.336cm" svg:y="-1.579cm"><text:p text:style-name="P2">Starts the mongo db server as docker container</text:p><text:p text:style-name="P2">And expose the mongodb port to outside</text:p><draw:enhanced-geometry svg:viewBox="0 0 21600 21600" draw:text-areas="800 800 20800 20800" draw:type="round-rectangular-callout" draw:modifiers="464.41625456891 32549.653579676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0" draw:style-name="gr6" draw:text-style-name="P2" svg:width="6.547cm" svg:height="1.999cm" svg:x="-2.745cm" svg:y="0.545cm"><text:p text:style-name="P2">Starts the Gravitee Gateway Core </text:p><text:p text:style-name="P2">Uses mongodb for API data store, </text:p><text:p text:style-name="P2">expose port 8082 for accessing API</text:p><draw:enhanced-geometry svg:viewBox="0 0 21600 21600" draw:glue-points="10800 0 0 10800 10800 21600 21600 10800 ?f40 ?f41" draw:text-areas="0 0 21600 21600" draw:type="rectangular-callout" draw:modifiers="14134.2672413793 47961.904761904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1" draw:style-name="gr6" draw:text-style-name="P2" svg:width="5.585cm" svg:height="1.676cm" svg:x="11.278cm" svg:y="2.457cm"><text:p text:style-name="P2">Starts the REST interfaces for </text:p><text:p text:style-name="P2">creating, publishing and </text:p><text:p text:style-name="P2">managnig APIs</text:p><draw:enhanced-geometry svg:viewBox="0 0 21600 21600" draw:text-areas="800 800 20800 20800" draw:type="round-rectangular-callout" draw:modifiers="7386.42248184402 36704.100946372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2" draw:style-name="gr6" draw:text-style-name="P2" svg:width="7.966cm" svg:height="1.823cm" svg:x="10.807cm" svg:y="9.043cm"><text:p text:style-name="P2">Starts UI application, Uses REST Interfaces </text:p><text:p text:style-name="P2">for managing API</text:p><draw:enhanced-geometry svg:viewBox="0 0 21600 21600" draw:text-areas="800 800 20800 20800" draw:type="round-rectangular-callout" draw:modifiers="5738.3218950631 29976.7891682785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0T14:20:59.922136161</meta:creation-date>
    <dc:date>2016-03-10T14:43:37.668190935</dc:date>
    <meta:editing-duration>PT6M53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4.2.8.2$Linux_X86_64 LibreOffice_project/420m0$Build-2</meta:generator>
  </office:meta>
</office:document-meta>
</file>